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6.374in" svg:y="0.1469in" svg:width="6.2965in" svg:height="3.54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1">
            <text:p>Points this meeting</text:p>
          </table:table-cell>
          <table:table-cell office:value-type="string" table:style-name="ce1">
            <text:p>Current Burnup %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tal %</text:p>
          </table:table-cell>
          <table:table-cell office:value-type="string" table:style-name="ce1">
            <text:p>Total Pts</text:p>
          </table:table-cell>
          <table:table-cell table:number-columns-repeated="16378"/>
        </table:table-row>
        <table:table-row table:style-name="ro1">
          <table:table-cell office:value-type="date" office:date-value="2014-11-14T00:00:00" table:style-name="ce2">
            <text:p>11/14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17T00:00:00" table:style-name="ce2">
            <text:p>11/17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19T00:00:00" table:style-name="ce2">
            <text:p>11/19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number-rows-repeated="2" table:style-name="ro1">
          <table:table-cell table:style-name="ce2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number-rows-repeated="8" table:style-name="ro1">
          <table:table-cell table:style-name="ce2"/>
          <table:table-cell table:number-columns-repeated="16383" table:style-name="ce1"/>
        </table:table-row>
        <table:table-row table:number-rows-repeated="9" table:style-name="ro1">
          <table:table-cell table:style-name="ce2"/>
          <table:table-cell table:number-columns-repeated="16383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phraim Chu</meta:initial-creator>
    <dc:creator>Owner</dc:creator>
    <meta:creation-date>2014-10-21T15:55:17Z</meta:creation-date>
    <dc:date>2014-11-20T08:29:22Z</dc:date>
    <meta:editing-cycles>5</meta:editing-cycles>
    <meta:editing-duration>PT4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GMa0">
      <style:graphic-properties draw:fill="none" draw:stroke="solid" svg:stroke-width="0.00709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0709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0709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3366" svg:stroke-opacity="100%" draw:stroke-linejoin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3479527559055pt" chart:style-name="Crt0">
        <chart:legend chart:legend-position="end" chart:legend-align="center" chart:style-name="Lgnd"/>
        <chart:plot-area svg:x="21.93897637795276pt" svg:y="21.05905511811024pt" svg:width="316.9524409448819pt" svg:height="234.029685039370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8"/>
          </chart:axis>
          <chart:series chart:values-cell-range-address="Sheet1.$D$2:.$D$8" chart:class="chart:line" chart:attached-axis="primary-y" chart:style-name="G0S0">
            <chart:data-point chart:repeated="7"/>
          </chart:series>
          <chart:series chart:values-cell-range-address="Sheet1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